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system-ui, BlinkMacSystemFont, 'Segoe UI', Roboto, Oxygen-Sans, Ubuntu, Cantarell, 'Helvetica Neue', sans-serif"/>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9cde5" officeooo:paragraph-rsid="0019cde5"/>
    </style:style>
    <style:style style:name="P2" style:family="paragraph" style:parent-style-name="Preformatted_20_Text">
      <style:text-properties fo:font-variant="normal" fo:text-transform="none" style:font-name="var jp-code-font-family" fo:letter-spacing="normal" fo:font-style="normal" fo:font-weight="normal" officeooo:rsid="0019cde5" officeooo:paragraph-rsid="0019cde5"/>
    </style:style>
    <style:style style:name="P3" style:family="paragraph" style:parent-style-name="Preformatted_20_Text">
      <style:text-properties fo:font-variant="normal" fo:text-transform="none" style:font-name="var jp-code-font-family" fo:letter-spacing="normal" fo:font-style="normal" fo:font-weight="normal" officeooo:rsid="0019cde5" officeooo:paragraph-rsid="001c9be4"/>
    </style:style>
    <style:style style:name="P4" style:family="paragraph" style:parent-style-name="Preformatted_20_Text">
      <style:text-properties fo:font-variant="normal" fo:text-transform="none" fo:color="#282829" style:font-name="var jp-code-font-family" fo:font-size="10pt" fo:letter-spacing="normal" fo:font-style="normal" fo:font-weight="normal" officeooo:rsid="0019cde5" officeooo:paragraph-rsid="0019cde5" style:font-size-asian="10pt" style:font-weight-asian="normal" style:font-size-complex="10pt" style:font-weight-complex="normal"/>
    </style:style>
    <style:style style:name="P5"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var jp-code-font-family" fo:background-color="transparent" loext:padding="0cm" loext:border="none"/>
    </style:style>
    <style:style style:name="P6" style:family="paragraph" style:parent-style-name="Standard">
      <style:text-properties officeooo:rsid="0019cde5" officeooo:paragraph-rsid="0019cde5"/>
    </style:style>
    <style:style style:name="P7" style:family="paragraph" style:parent-style-name="Standard">
      <style:text-properties officeooo:rsid="0019cde5" officeooo:paragraph-rsid="001c9be4"/>
    </style:style>
    <style:style style:name="P8" style:family="paragraph" style:parent-style-name="Standard">
      <style:text-properties fo:font-variant="normal" fo:text-transform="none" fo:color="#282829" style:font-name="aakar" fo:font-size="10pt" fo:letter-spacing="normal" fo:font-style="normal" fo:font-weight="normal" officeooo:rsid="0019cde5" officeooo:paragraph-rsid="0019cde5" style:font-size-asian="10pt" style:font-weight-asian="normal" style:font-size-complex="10pt" style:font-weight-complex="normal"/>
    </style:style>
    <style:style style:name="T1" style:family="text">
      <style:text-properties fo:font-size="10pt" style:font-size-asian="8.75pt" style:font-size-complex="10pt"/>
    </style:style>
    <style:style style:name="T2" style:family="text">
      <style:text-properties fo:font-size="10pt" fo:font-weight="normal" style:font-size-asian="8.75pt" style:font-weight-asian="normal" style:font-size-complex="10pt" style:font-weight-complex="normal"/>
    </style:style>
    <style:style style:name="T3" style:family="text">
      <style:text-properties fo:font-variant="normal" fo:text-transform="none" fo:color="#282829" style:font-name="var jp-code-font-family" fo:font-size="10pt" fo:letter-spacing="normal" fo:font-style="normal" fo:font-weight="normal" style:font-size-asian="10pt" style:font-weight-asian="normal" style:font-size-complex="10pt" style:font-weight-complex="normal"/>
    </style:style>
    <style:style style:name="T4" style:family="text">
      <style:text-properties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d-65272637-6298-4b82-a798-8e0c36734da8" text:anchor-type="page" text:anchor-page-number="1" svg:x="0cm" svg:y="0.767cm" svg:width="36.804cm" draw:z-index="0">
        <draw:text-box fo:min-height="21.987cm">
          <text:p text:style-name="P5">17. (1) The investment manager shall apply for delisting of <text:s/>units of the InvIT to the Board and the designated stock exchanges if,- (a) (b) (c) (d) (e) the <text:s/>public <text:s/>holding <text:s/>falls <text:s/>below <text:s/>the <text:s/>specified <text:s/>limit <text:s/>under <text:s/>sub- regulation (6) of regulation 16; the <text:s/>number <text:s/>of <text:s/>unit <text:s/>holders <text:s/>of <text:s/>the <text:s/>InvIT <text:s/>falls <text:s/>below <text:s/>the <text:s/>limit <text:s/>as specified under sub-regulation (7) 196[of regulation 16]; if there are no projects or assets <text:s/>remaining under the InvIT for a period exceeding six months and InvIT does not propose to invest in any project in future: Provided that, the period may be extended by further 6 months, with <text:s/>the <text:s/>approval <text:s/>of <text:s/>unitholders <text:s/>in <text:s/>the <text:s/>manner <text:s/>as <text:s/>specified <text:s/>in regulation 22; the <text:s/>Board <text:s/>or <text:s/>the <text:s/>designated <text:s/>stock <text:s/>exchanges <text:s/>require <text:s/>such delisting for violation of the listing agreement or these regulations or the Act; the <text:s/>197[****] <text:s/>trustee <text:s/>198[and <text:s/>investment <text:s/>manager] <text:s/>requests <text:s/>such delisting and such request has been approved by unit holders in accordance with regulation 22; 199[(ea) <text:s/>the <text:s/>trustee <text:s/>and <text:s/>the <text:s/>Investment <text:s/>Manager <text:s/>of <text:s/>a <text:s/>privately <text:s/>placed and listed InvIT chooses to convert InvIT to a privately placed unlisted InvIT <text:s/>and <text:s/>such <text:s/>request <text:s/>has <text:s/>been <text:s/>approved <text:s/>by <text:s/>unit <text:s/>holders <text:s/>in accordance with regulation 22: Provided that exit shall be provided to dissenting unitholders.] (f) unit holders apply for such delisting in accordance with regulation 22; the <text:s/>Board <text:s/>or <text:s/>the <text:s/>designated <text:s/>stock <text:s/>exchanges <text:s/>require <text:s/>such delisting in the interest of the unit holders: (g) Provided that if clause (a) or (b) is breached, the trustee may provide a period <text:s/>of <text:s/>six <text:s/>months <text:s/>to <text:s/>the <text:s/>investment <text:s/>manager <text:s/>to <text:s/>rectify <text:s/>the <text:s/>same, failing which shall apply for such delisting: Provided <text:s/>further <text:s/>that <text:s/>in <text:s/>case <text:s/>of <text:s/>PPP <text:s/>projects, <text:s/>such <text:s/>delisting <text:s/>shall <text:s/>be subject to relevant clauses in the concession agreement. The <text:s/>Board <text:s/>and <text:s/>the <text:s/>designated <text:s/>stock <text:s/>Exchanges <text:s/>may <text:s/>consider <text:s/>such application for delisting for approval or rejection as may be appropriate in the interest of the unit holders. The Board may, instead of delisting of the units, if it deems fit, <text:s/>provide additional time to the InvIT or parties to the InvIT to comply with sub- regulation (1). The <text:s/>Board <text:s/>may <text:s/>reject <text:s/>the <text:s/>application <text:s/>for <text:s/>delisting <text:s/>and <text:s/>take <text:s/>any <text:s/>other action, as it deems fit, under these regulations or the Act for violation of the listing agreement or these regulations or the Act. The procedure for delisting of units of InvIT including provision of exit option <text:s/>to <text:s/>the <text:s/>unit <text:s/>holders <text:s/>shall <text:s/>be <text:s/>in <text:s/>accordance <text:s/>with <text:s/>the <text:s/>listing agreement and <text:s/>in accordance <text:s/>with <text:s/>procedure <text:s/>as <text:s/>may <text:s/>be <text:s/>specified <text:s/>by the Board and by the designated stock exchanges from time to time. After <text:s/>delisting <text:s/>of <text:s/>its <text:s/>units, <text:s/>the <text:s/>InvIT <text:s/>shall <text:s/>surrender <text:s/>its <text:s/>certificate <text:s/>of registration <text:s/>to <text:s/>the <text:s/>Board <text:s/>and <text:s/>shall <text:s/>no <text:s/>longer <text:s/>undertake <text:s/>activity <text:s/>of <text:s/>an InvIT: 200[Notwithstanding the above, in case the delisting is done in terms of clause (ea) of sub-regulation (1), the InvIT may retain its certificate of registration and continue to undertake the activity of a privately placed and unlisted InvIT as specified in Chapter VIA.] The InvIT and parties to the InvIT shall continue to be liable for all their acts of omissions and commissions with respect to activities of the InvIT notwithstanding surrender of registration to the Board.</text:p>
        </draw:text-box>
      </draw:frame>
      <text:p text:style-name="P6">Query – Answer span – Answer Regulation</text:p>
      <text:p text:style-name="P6"/>
      <text:p text:style-name="P6">What if a stock delisted from the market?</text:p>
      <text:p text:style-name="P6"/>
      <text:p text:style-name="P2">if any instruments issued by the company, which are convertible into the same class of equity shares that are sought to be delisted, are outstanding</text:p>
      <text:p text:style-name="P6"/>
      <text:p text:style-name="P2">4. <text:s/>(1) <text:s/>No <text:s/>company <text:s/>shall <text:s/>apply <text:s/>for <text:s/>and <text:s/>no <text:s/>recognised <text:s/>stock <text:s/>exchange <text:s/>shall <text:s/>permit delisting of equity shares of a company,- (a) pursuant to a buyback of equity shares by the company; or (b) pursuant to a preferential allotment made by the company; or (c) unless a period of three years has elapsed since the listing of that class of equity shares on any recognised stock exchange; or (d) <text:s/>if <text:s/>any <text:s/>instruments <text:s/>issued <text:s/>by <text:s/>the <text:s/>company, <text:s/>which <text:s/>are convertible <text:s/>into <text:s/>the <text:s/>same class of equity shares that are sought to be delisted, are outstanding. 13[(1A) No promoter or promoter group <text:s/>shall propose delisting of equity shares of a company, if any entity belonging to the promoter or promoter group has sold equity shares of the <text:s/>company <text:s/>during a <text:s/>period <text:s/>of <text:s/>six <text:s/>months <text:s/>prior <text:s/>to <text:s/>the <text:s/>date of <text:s/>the <text:s/>board meeting in which the delisting proposal was approved in terms of sub-regulation (1B) of regulation 8.]</text:p>
      <text:p text:style-name="P6"/>
      <text:p text:style-name="P6">------------------------------------------------------------------------------------------------------------------------</text:p>
      <text:p text:style-name="P6"/>
      <text:p text:style-name="P8">What can a person do with shares that are now delisted?</text:p>
      <text:p text:style-name="P8"/>
      <text:p text:style-name="P4">continue their listing</text:p>
      <text:p text:style-name="P8"/>
      <text:p text:style-name="P1"><text:span text:style-name="T3">6. <text:s/>A <text:s/>company <text:s/>may <text:s/>delist <text:s/>its <text:s/>equity <text:s/>shares <text:s/>from <text:s/>one <text:s/>or <text:s/>more <text:s/>recognised <text:s/>stock exchanges <text:s/>where <text:s/>they <text:s/>are <text:s/>listed <text:s/>and <text:s/>continue <text:s/>their <text:s/>listing <text:s/>on <text:s/>one <text:s/>or <text:s/>more <text:s/>other recognised <text:s/>stock <text:s/>exchanges, <text:s/>subject <text:s/>to <text:s/>the <text:s/>provisions <text:s/>of <text:s/>these <text:s/>regulations <text:s/>and subject to the following – (a) if after the proposed delisting from any one or more recognised stock exchanges, the equity shares would remain listed on any recognised stock exchange which has nationwide <text:s/>trading <text:s/>terminals, <text:s/>no <text:s/>exit <text:s/>opportunity <text:s/>needs <text:s/>to <text:s/>be <text:s/>given <text:s/>to <text:s/>the <text:s/>public shareholders; and, (b) <text:s/>if <text:s/>after <text:s/>the <text:s/>proposed <text:s/>delisting, <text:s/>the <text:s/>equity <text:s/>shares <text:s/>16[do] <text:s/>not remain <text:s/>listed <text:s/>on <text:s/>any recognised <text:s/>stock <text:s/>exchange <text:s/>having <text:s/>nationwide <text:s/>trading <text:s/>terminals, exit <text:s/>opportunity shall <text:s/>be given <text:s/>to <text:s/>all <text:s/>the public <text:s/>shareholders holding <text:s/>the <text:s/>equity <text:s/>shares sought <text:s/>to <text:s/>be delisted in accordance with Chapter IV. nationwide <text:s/>trading <text:s/>terminals’ <text:s/>means the <text:s/>Bombay <text:s/>Stock <text:s/>Exchange <text:s/>Limited, <text:s/>the National <text:s/>Stock <text:s/>Exchange <text:s/>of <text:s/>India <text:s/>Limited <text:s/>or any <text:s/>other <text:s/>recognised <text:s/>stock <text:s/>exchange which may be specified by the Board in this regard. Procedure for delisting where no exit opportunity is required</text:span></text:p>
      <text:p text:style-name="P1"><text:span text:style-name="T3"/></text:p>
      <text:p text:style-name="P6">------------------------------------------------------------------------------------------------------------------------</text:p>
      <text:p text:style-name="P6"/>
      <text:p text:style-name="P6">Why companies are delisting their shares</text:p>
      <text:p text:style-name="P6"/>
      <text:p text:style-name="P2">the delisting is in the <text:span text:style-name="T4">interest of the shareholders</text:span></text:p>
      <text:p text:style-name="P6"/>
      <text:p text:style-name="P2">8. <text:s/>(1) <text:s/>Any <text:s/>company <text:s/>desirous <text:s/>of <text:s/>delisting <text:s/>its <text:s/>equity <text:s/>shares <text:s/>under <text:s/>the <text:s/>provisions <text:s/>of Chapter III shall, except in a case falling under clause (a) of regulation 6, - (a) obtain the prior approval of the board of directors of the company in its meeting; (b) <text:s/>obtain <text:s/>the <text:s/>prior <text:s/>approval <text:s/>of <text:s/>shareholders <text:s/>of <text:s/>the <text:s/>company <text:s/>by <text:s/>special <text:s/>resolution passed through postal ballot, after disclosure of all material facts in the explanatory statement sent to the shareholders in relation to such resolution: 7 Provided that the special resolution shall be acted upon <text:s/>17[***] only if the votes cast by <text:s/>public <text:s/>shareholders <text:s/>in <text:s/>favour <text:s/>of <text:s/>the <text:s/>proposal <text:s/>amount <text:s/>to <text:s/>at <text:s/>least <text:s/>two <text:s/>times <text:s/>the number of votes cast by public shareholders against it. (c) make an application to the concerned recognised stock exchange for in-principle approval <text:s/>of <text:s/>the <text:s/>proposed <text:s/>delisting <text:s/>in <text:s/>the <text:s/>form <text:s/>specified <text:s/>by <text:s/>the <text:s/>recognised <text:s/>stock exchange; and (d) within one year of passing the special resolution, make the final application to the concerned recognised stock exchange in the form specified by the recognised stock exchange: <text:s/>Provided <text:s/>that <text:s/>in <text:s/>pursuance <text:s/>of <text:s/>special <text:s/>resolution <text:s/>as <text:s/>referred <text:s/>to <text:s/>in <text:s/>clause (b), passed before the commencement of these regulations, final application shall be made within a period of one year from the date of passing of special resolution or six months from the commencement of these regulations, whichever is later. 18 [(1A) <text:s text:c="4"/>Prior to granting approval under clause (a) of <text:soft-page-break/>sub-regulation (1), the board of directors of the company shall,- (i) make a disclosure to the recognized stock exchanges on which the equity shares of <text:s/>the <text:s/>company <text:s/>are <text:s/>listed <text:s/>that <text:s/>the <text:s/>promoters/acquirers <text:s/>have <text:s/>proposed <text:s/>to <text:s/>delist <text:s/>the company; (ii) <text:s/>appoint <text:s text:c="3"/>a <text:s text:c="3"/>merchant <text:s text:c="3"/>banker <text:s text:c="3"/>to <text:s text:c="3"/>carry <text:s text:c="3"/>out <text:s text:c="3"/>due-diligence <text:s text:c="3"/>and <text:s text:c="3"/>make <text:s text:c="3"/>a disclosure <text:s/>to <text:s/>this <text:s/>effect <text:s/>to <text:s/>the <text:s/>recognized <text:s/>stock <text:s/>exchanges <text:s/>on <text:s/>which <text:s/>the <text:s/>equity shares of the company are listed; (iii) obtain details of trading in shares of the company for a period of two years prior to <text:s/>the <text:s/>date of <text:s/>board <text:s/>meeting <text:s/>by <text:s/>top <text:s/>twenty <text:s/>five <text:s/>shareholders <text:s/>as <text:s/>on <text:s/>the <text:s/>date <text:s/>of <text:s/>the board <text:s/>meeting <text:s/>convened <text:s/>to <text:s/>consider <text:s/>the <text:s/>proposal <text:s/>for <text:s/>delisting, <text:s/>from <text:s/>the <text:s/>stock exchanges and details of off-market transactions of such shareholders for a period of two <text:s/>years <text:s/>and <text:s/>furnish <text:s/>the <text:s/>information <text:s/>to <text:s/>the <text:s/>merchant <text:s/>banker <text:s/>for <text:s/>carrying <text:s/>out <text:s/>due- diligence; (iv) <text:s/>obtain <text:s/>further <text:s/>details <text:s/>in <text:s/>terms <text:s/>of <text:s/>sub-regulation <text:s/>(1D) <text:s/>of <text:s/>regulation <text:s/>8 <text:s/>and <text:s/>furnish the information to the merchant banker. (1B) <text:s/>The <text:s/>board <text:s/>of <text:s/>directors <text:s/>of <text:s/>the <text:s/>company <text:s/>while <text:s/>approving <text:s/>the <text:s/>proposal <text:s/>for delisting shall certify that : (i) <text:s/>the <text:s text:c="3"/>company <text:s text:c="2"/>is <text:s text:c="3"/>in <text:s text:c="3"/>compliance <text:s text:c="2"/>with <text:s text:c="3"/>the <text:s text:c="3"/>applicable <text:s text:c="3"/>provisions <text:s text:c="2"/>of <text:s/>securities laws; (ii) <text:s/>the <text:s/>acquirer <text:s/>or <text:s/>promoter <text:s text:c="3"/>or <text:s/>promoter <text:s/>group <text:s/>or <text:s/>their <text:s/>related <text:s/>entities, <text:s/>are <text:s/>in compliance with sub-regulation (5) of regulation 4; (iii) <text:s/>the delisting is in the interest of the shareholders. (1C) <text:s/>For <text:s/>certification <text:s text:c="3"/>in <text:s/>respect <text:s/>of <text:s/>matters <text:s/>referred <text:s/>to <text:s/>in <text:s/>sub-regulation <text:s/>(1B), <text:s/>the board of directors of the company shall take into account the report of the merchant banker as specified in sub-regulation (1E) of regulation 8. (1D) The merchant banker appointed by the board of directors of the company under clause (ii) of sub-regulation (1A) shall carry out due-diligence upon obtaining details from the board <text:s/>of <text:s/>directors <text:s/>of <text:s/>the <text:s/>company <text:s/>in <text:s/>terms <text:s/>of <text:s/>clause <text:s/>(iii) of <text:s/>sub-regulation (1A) of regulation 8 Provided <text:s/>that <text:s/>if <text:s/>the <text:s/>merchant <text:s/>banker <text:s/>is <text:s/>of <text:s/>the <text:s/>opinion <text:s/>that <text:s/>details <text:s/>referred <text:s/>to <text:s/>in clause (iii) of sub-regulation (1A) of regulation 8 are not sufficient for certification in terms <text:s/>of <text:s/>sub-regulation <text:s text:c="3"/>(1E) of <text:s/>regulation <text:s/>8, <text:s/>he <text:s/>shall <text:s/>obtain <text:s/>additional <text:s/>details <text:s/>from the board of directors of the company for such longer period as he may deem fit. (1E) Upon carrying out due-diligence as specified in terms of sub-regulation (1D) of regulation 8, <text:s/>the merchant <text:s/>banker <text:s/>shall <text:s/>submit <text:s/>a <text:s/>report <text:s/>to <text:s/>the <text:s/>board <text:s/>of directors <text:s/>of the company certifying the following: (a) <text:s/>the <text:s/>trading <text:s/>carried <text:s/>out <text:s/>by <text:s/>19[any <text:s/>of <text:s/>the <text:s/>acquirer <text:s/>or <text:s/>promoter <text:s/>or <text:s/>promoter <text:s/>group entity] or <text:s text:c="2"/>their <text:s text:c="2"/>related <text:s text:c="2"/>entities <text:s text:c="2"/>was <text:s text:c="2"/>in compliance or not, with the applicable provisions of the securities laws; and 20[(b) <text:s/>any <text:s/>of <text:s/>the <text:s/>acquirer <text:s/>or <text:s/>promoter <text:s/>or <text:s/>promoter <text:s/>group <text:s/>entity <text:s/>or persons <text:s/>acting <text:s/>in concert or their related entities have carried out or not any transaction to facilitate the success <text:s/>of <text:s/>the <text:s/>delisting <text:s/>offer <text:s/>which <text:s/>is <text:s/>in <text:s/>contravention <text:s/>of <text:s/>the <text:s/>provisions <text:s/>of <text:s/>sub- regulation (5) of regulation 4.]]</text:p>
      <text:p text:style-name="P6"/>
      <text:p text:style-name="P6">------------------------------------------------------------------------------------------------------------------------</text:p>
      <text:p text:style-name="P6"/>
      <text:p text:style-name="P6">If a company is about to delist and is ready to buy back my shares and I didn't sell, what will happen?</text:p>
      <text:p text:style-name="P6"/>
      <text:p text:style-name="P2">the InvIT shall surrender its <text:span text:style-name="T4">certificate</text:span> of registration to the Board</text:p>
      <text:p text:style-name="P6"/>
      <text:p text:style-name="P2">17. (1) The investment manager shall apply for delisting of <text:s/>units of the InvIT to the Board and the designated stock exchanges if,- (a) (b) (c) (d) (e) the <text:s/>public <text:s/>holding <text:s/>falls <text:s/>below <text:s/>the specified <text:s/>limit <text:s/>under <text:s/>sub- regulation (6) of regulation 16; the <text:s/>number <text:s/>of <text:s/>unit <text:s/>holders <text:s/>of the <text:s/>InvIT <text:s/>falls <text:s/>below <text:s/>the <text:s/>limit <text:s/>as specified under sub-regulation (7) 196[of regulation 16]; if there are no projects or assets <text:s/>remaining under the InvIT for a period exceeding six months and InvIT does not propose to invest in any project in future: Provided that, the period may be extended by further 6 months, with <text:s/>the <text:s/>approval <text:s/>of <text:s/>unitholders <text:s/>in <text:s/>the <text:s/>manner <text:s/>as specified <text:s/>in regulation 22; the <text:s/>Board <text:s/>or <text:s/>the <text:s/>designated <text:s/>stock <text:s/>exchanges <text:s/>require <text:s/>such delisting for violation of the listing agreement or these regulations or the Act; the <text:s/>197[****] trustee <text:s/>198[and <text:s/>investment <text:s/>manager] <text:s/>requests <text:s/>such delisting and such request has been approved by unit holders in accordance with regulation 22; 199[(ea) <text:s/>the <text:s/>trustee <text:s/>and <text:s/>the Investment <text:s/>Manager <text:s/>of <text:s/>a <text:s/>privately <text:s/>placed and listed InvIT chooses to convert InvIT to a privately placed unlisted InvIT <text:s/>and <text:s/>such <text:s/>request <text:s/>has <text:s/>been <text:s/>approved <text:s/>by <text:s/>unit <text:s/>holders <text:s/>in accordance with regulation 22: Provided that exit shall be provided to dissenting unitholders.] (f) unit holders apply for such delisting in accordance with regulation 22; the <text:s/>Board <text:s/>or <text:s/>the designated <text:s/>stock <text:s/>exchanges <text:s/>require <text:s/>such delisting in the interest of the unit holders: (g) Provided that if clause (a) or (b) is breached, the trustee may provide a period <text:s/>of <text:s/>six <text:s/>months to <text:s/>the <text:s/>investment <text:s/>manager <text:s/>to <text:s/>rectify <text:s/>the <text:s/>same, failing which shall apply for such delisting: Provided <text:s/>further <text:s/>that <text:s/>in <text:s/>case <text:s/>of <text:s/>PPP <text:s/>projects, <text:s/>such <text:s/>delisting <text:s/>shall <text:s/>be subject to relevant clauses in the concession agreement. The <text:s/>Board <text:s/>and <text:s/>the <text:s/>designated <text:s/>stock <text:s/>Exchanges <text:s/>may <text:s/>consider <text:s/><text:soft-page-break/>such application for delisting for approval or rejection as may be appropriate in the interest of the unit holders. The Board may, instead of delisting of the units, if it deems fit, <text:s/>provide additional time to the InvIT or parties to the InvIT to comply with sub- regulation (1). The <text:s/>Board <text:s/>may <text:s/>reject <text:s/>the <text:s/>application <text:s/>for <text:s/>delisting <text:s/>and <text:s/>take <text:s/>any <text:s/>other action, as it deems fit, under these regulations or the Act for violation of the listing agreement or these regulations or the Act. The procedure for delisting of units of InvIT including provision of exit option <text:s/>to <text:s/>the <text:s/>unit <text:s/>holders <text:s/>shall <text:s/>be <text:s/>in <text:s/>accordance <text:s/>with <text:s/>the <text:s/>listing agreement and <text:s/>in accordance <text:s/>with <text:s/>procedure <text:s/>as <text:s/>may <text:s/>be <text:s/>specified <text:s/>by the Board and by the designated stock exchanges from time to time. After <text:s/>delisting <text:s/>of <text:s/>its <text:s/>units, <text:s/>the <text:s/>InvIT <text:s/>shall <text:s/>surrender <text:s/>its <text:s/>certificate <text:s/>of registration <text:s/>to <text:s/>the <text:s/>Board <text:s/>and <text:s/>shall <text:s/>no <text:s/>longer <text:s/>undertake <text:s/>activity <text:s/>of <text:s/>an InvIT: 200[Notwithstanding the above, in case the delisting is done in terms of clause (ea) of sub-regulation (1), the InvIT may retain its certificate of registration and continue to undertake the activity of a privately placed and unlisted InvIT as specified in Chapter VIA.] The InvIT and parties to the InvIT shall continue to be liable for all their acts of omissions and commissions with respect to activities of the InvIT notwithstanding surrender of registration to the Board.</text:p>
      <text:p text:style-name="P6"/>
      <text:p text:style-name="P6">----------------------------------------------------------------------------------------------------------------------</text:p>
      <text:p text:style-name="P6"/>
      <text:p text:style-name="P6">How does an initial public offering get valued?</text:p>
      <text:p text:style-name="P6"/>
      <text:p text:style-name="P2">the issuer shall make an application for listing of the specified securities in at least one recognised stock exchange having nationwide trading terminals</text:p>
      <text:p text:style-name="P6"/>
      <text:p text:style-name="P2">(2) No issuer shall make a public issue or rights issue of specified securities: (a) (b) if the issuer, any of its promoters, promoter group or directors or persons in control of the issuer are debarred from accessing the capital market by the Board; if <text:s/>any <text:s/>of <text:s/>the <text:s/>promoters, <text:s/>directors or <text:s/>persons <text:s/>in <text:s/>control <text:s/>of <text:s/>the <text:s/>issuer <text:s/>was <text:s/>or <text:s/>also <text:s/>is <text:s/>a promoter, <text:s/>director <text:s/>or <text:s/>person <text:s/>in control <text:s/>of <text:s/>any <text:s/>other <text:s/>company <text:s/>which <text:s/>is <text:s/>debarred <text:s/>from accessing the capital market under any order or directions made by the Board; 22[***] (c) (d) <text:s/>unless it has made an application to one or more recognised stock exchanges for listing of specified securities on such stock exchanges and has chosen one of them as the designated stock exchange: Provided <text:s/>that <text:s/>in case <text:s/>of <text:s/>an <text:s/>initial <text:s/>public <text:s/>offer, <text:s/>the <text:s/>issuer <text:s/>shall <text:s/>make <text:s/>an <text:s/>application <text:s/>for listing <text:s/>of <text:s/>the specified <text:s/>securities <text:s/>in <text:s/>at <text:s/>least <text:s/>one <text:s/>recognised <text:s/>stock <text:s/>exchange <text:s/>having nationwide trading terminals; (e) <text:s/>unless it has entered into an agreement with a depository for dematerialisation of specified securities already issued or proposed to be issued; (f) <text:s/>unless all existing partly paid-up equity shares of the issuer have either been fully paid up or forfeited; (g) <text:s/>unless <text:s/>firm arrangements <text:s/>of <text:s/>finance <text:s/>through <text:s/>verifiable <text:s/>means <text:s/>towards <text:s/>seventy <text:s/>five <text:s/>per cent. <text:s/>of <text:s/>the stated <text:s/>means <text:s/>of <text:s/>finance, <text:s/>excluding <text:s/>the <text:s/>amount <text:s/>to <text:s/>be <text:s/>raised <text:s/>through <text:s/>the proposed public <text:s/>issue <text:s/>or <text:s/>rights <text:s/>issue <text:s/>or <text:s/>through <text:s/>existing <text:s/>identifiable <text:s/>internal <text:s/>accruals, have been made.</text:p>
      <text:p text:style-name="P6"/>
      <text:p text:style-name="P6">---------------------------------------------------------------------------------------------------------------------</text:p>
      <text:p text:style-name="P6"/>
      <text:p text:style-name="P6">How does a company offer initial public offering?</text:p>
      <text:p text:style-name="P6"/>
      <text:p text:style-name="P3">the issuer shall make an application for listing of the specified securities in at least one recognised stock exchange having nationwide trading terminals</text:p>
      <text:p text:style-name="P7"/>
      <text:p text:style-name="P3">(2) No issuer shall make a public issue or rights issue of specified securities: (a) (b) if the issuer, any of its promoters, promoter group or directors or persons in control of the issuer are debarred from accessing the capital market by the Board; if <text:s/>any <text:s/>of <text:s/>the <text:s/>promoters, <text:s/>directors or <text:s/>persons <text:s/>in <text:s/>control <text:s/>of <text:s/>the <text:s/>issuer <text:s/>was <text:s/>or <text:s/>also <text:s/>is <text:s/>a promoter, <text:s/>director <text:s/>or <text:s/>person <text:s/>in control <text:s/>of <text:s/>any <text:s/>other <text:s/>company <text:s/>which <text:s/>is <text:s/>debarred <text:s/>from accessing the capital market under any order or directions made by the Board; 22[***] (c) (d) <text:s/>unless it has made an application to one or more recognised stock exchanges for listing of specified securities on such stock exchanges and has chosen one of them as the designated stock exchange: Provided <text:s/>that <text:s/>in case <text:s/>of <text:s/>an <text:s/>initial <text:s/>public <text:s/>offer, <text:s/>the <text:s/>issuer <text:s/>shall <text:s/>make <text:s/>an <text:s/>application <text:s/>for listing <text:s/>of <text:s/>the specified <text:s/>securities <text:s/>in <text:s/>at <text:s/>least <text:s/>one <text:s/>recognised <text:s/>stock <text:s/>exchange <text:s/>having nationwide trading terminals; (e) <text:s/>unless it has entered into an agreement with a depository for dematerialisation of specified securities already issued or proposed to be issued; (f) <text:s/>unless all existing partly paid-up equity shares of the issuer have either been fully paid up or forfeited; (g) <text:s/>unless <text:s/>firm <text:soft-page-break/>arrangements <text:s/>of <text:s/>finance <text:s/>through <text:s/>verifiable <text:s/>means <text:s/>towards <text:s/>seventy <text:s/>five <text:s/>per cent. <text:s/>of <text:s/>the stated <text:s/>means <text:s/>of <text:s/>finance, <text:s/>excluding <text:s/>the <text:s/>amount <text:s/>to <text:s/>be <text:s/>raised <text:s/>through <text:s/>the proposed public <text:s/>issue <text:s/>or <text:s/>rights <text:s/>issue <text:s/>or <text:s/>through <text:s/>existing <text:s/>identifiable <text:s/>internal <text:s/>accruals, have been made.</text:p>
      <text:p text:style-name="P7"/>
      <text:p text:style-name="P7">------------------------------------------------------------------------------------------------------------------------</text:p>
      <text:p text:style-name="P7"/>
      <text:p text:style-name="P7"/>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system-ui, BlinkMacSystemFont, 'Segoe UI', Roboto, Oxygen-Sans, Ubuntu, Cantarell, 'Helvetica Neue', sans-serif"/>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12:00:43.894276392</meta:creation-date>
    <dc:date>2021-01-11T12:46:13.567947482</dc:date>
    <meta:editing-duration>PT1M50S</meta:editing-duration>
    <meta:editing-cycles>1</meta:editing-cycles>
    <meta:document-statistic meta:table-count="0" meta:image-count="0" meta:object-count="0" meta:page-count="4" meta:paragraph-count="26" meta:word-count="2762" meta:character-count="18344" meta:non-whitespace-character-count="14636"/>
    <meta:generator>LibreOffice/6.4.6.2$Linux_X86_64 LibreOffice_project/40$Build-2</meta:generator>
  </office:meta>
</office:document-meta>
</file>